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1" svg:font-family="Times-Roman" style:font-family-generic="roman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22d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a22d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1a22d9" style:font-weight-asian="normal" style:font-weight-complex="normal"/>
    </style:style>
    <style:style style:name="P5" style:family="paragraph" style:parent-style-name="Standard" style:master-page-name="Standard">
      <style:paragraph-properties fo:text-align="start" style:justify-single-word="false" style:page-number="auto"/>
      <style:text-properties officeooo:paragraph-rsid="001a22d9"/>
    </style:style>
    <style:style style:name="T1" style:family="text">
      <style:text-properties style:font-name="Times-Roman1" fo:font-size="10pt" style:font-size-asian="10pt"/>
    </style:style>
    <style:style style:name="T2" style:family="text">
      <style:text-properties style:font-name="Times-Roman1" fo:font-size="10pt" officeooo:rsid="001a22d9" style:font-size-asian="10pt"/>
    </style:style>
    <style:style style:name="T3" style:family="text">
      <style:text-properties style:font-name="Times-Roman1" fo:font-size="10pt" fo:font-weight="bold" style:font-size-asian="10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/text:span><text:span text:style-name="T2">Below Bible verses extracted 20130904. <text:s/>During my reading, I felt that these verses might be important to keep in mind.</text:span></text:p>
      <text:p text:style-name="P2"><text:span text:style-name="T2"/></text:p>
      <text:p text:style-name="P3"><text:span text:style-name="T2">Proverbs</text:span></text:p>
      <text:p text:style-name="P2"><text:span text:style-name="T1">{6:16} These </text:span><text:span text:style-name="T3">six</text:span><text:span text:style-name="T1"> [things] doth the LORD hate: yea, </text:span><text:span text:style-name="T3">seven</text:span></text:p>
      <text:p text:style-name="P1"><text:span text:style-name="T1">[are] an abomination unto him: {6:17} A proud look, a</text:span></text:p>
      <text:p text:style-name="P1"><text:span text:style-name="T1">lying tongue, and hands that shed innocent blood, {6:18}</text:span></text:p>
      <text:p text:style-name="P1"><text:span text:style-name="T1">An heart that deviseth wicked imaginations, feet that be</text:span></text:p>
      <text:p text:style-name="P1"><text:span text:style-name="T1">swift in running to mischief, {6:19} A false witness [that]</text:span></text:p>
      <text:p text:style-name="P1"><text:span text:style-name="T1">speaketh lies, and he that soweth discord among brethren.</text:span></text:p>
      <text:p text:style-name="P1"><text:span text:style-name="T1"/></text:p>
      <text:p text:style-name="P1"><text:span text:style-name="T1">{6:20} My son, keep thy father’s commandment, and</text:span></text:p>
      <text:p text:style-name="P1"><text:span text:style-name="T1">forsake not the law of thy mother: {6:21} Bind them</text:span></text:p>
      <text:p text:style-name="P1"><text:span text:style-name="T1">continually upon thine heart, [and] tie them about thy neck.</text:span></text:p>
      <text:p text:style-name="P1"><text:span text:style-name="T1">{6:22} When thou goest, it shall lead thee; when thou</text:span></text:p>
      <text:p text:style-name="P1"><text:span text:style-name="T1">sleepest, it shall keep thee; and [when] thou awakest, it shall</text:span></text:p>
      <text:p text:style-name="P1"><text:span text:style-name="T1">talk with thee. {6:23} For the commandment [is] a lamp;</text:span></text:p>
      <text:p text:style-name="P1"><text:span text:style-name="T1">and the law [is] light; and reproofs of instruction [are] the</text:span></text:p>
      <text:p text:style-name="P1"><text:span text:style-name="T1">way of life: {6:24} To keep thee from the evil woman, from</text:span></text:p>
      <text:p text:style-name="P1"><text:span text:style-name="T1">the flattery of the tongue of a strange woman.</text:span></text:p>
      <text:p text:style-name="P1"><text:span text:style-name="T1"/></text:p>
      <text:p text:style-name="P2"><text:span text:style-name="T1"><text:s/>{8:13} The fear of the LORD [is] to hate evil: pride, and</text:span></text:p>
      <text:p text:style-name="P2"><text:span text:style-name="T1">arrogancy, and the evil way, and the froward mouth, do I</text:span></text:p>
      <text:p text:style-name="P2"><text:span text:style-name="T1">hate.</text:span></text:p>
      <text:p text:style-name="P1"><text:span text:style-name="T1"/></text:p>
      <text:p text:style-name="P4"><text:span text:style-name="T2">Job</text:span></text:p>
      <text:p text:style-name="P1"><text:span text:style-name="T1"><text:s/>{5:19} He shall deliver thee in </text:span><text:span text:style-name="T3">six</text:span><text:span text:style-name="T1"> troubles:</text:span></text:p>
      <text:p text:style-name="P1"><text:span text:style-name="T1">yea, in </text:span><text:span text:style-name="T3">seven</text:span><text:span text:style-name="T1"> there shall no evil touch thee. {5:20} In</text:span></text:p>
      <text:p text:style-name="P1"><text:span text:style-name="T1">famine he shall redeem thee from death: and in war from</text:span></text:p>
      <text:p text:style-name="P1"><text:span text:style-name="T1">the power of the sword. {5:21} Thou shalt be hid from the</text:span></text:p>
      <text:p text:style-name="P1"><text:span text:style-name="T1">scourge of the tongue: neither shalt thou be afraid of</text:span></text:p>
      <text:p text:style-name="P1"><text:span text:style-name="T1">destruction when it cometh. {5:22} At destruction and</text:span></text:p>
      <text:p text:style-name="P1"><text:span text:style-name="T1">famine thou shalt laugh: neither shalt thou be afraid of the</text:span></text:p>
      <text:p text:style-name="P1"><text:span text:style-name="T1">beasts of the earth. {5:23} For thou shalt be in league with</text:span></text:p>
      <text:p text:style-name="P1"><text:span text:style-name="T1">the stones of the field: and the beasts of the field shall be at</text:span></text:p>
      <text:p text:style-name="P1"><text:span text:style-name="T1">peace with thee. {5:24} And thou shalt know that thy</text:span></text:p>
      <text:p text:style-name="P1"><text:span text:style-name="T1">tabernacle [shall be] in peace; and thou shalt visit thy</text:span></text:p>
      <text:p text:style-name="P1"><text:span text:style-name="T1">habitation, and shalt not sin. {5:25} Thou shalt know also</text:span></text:p>
      <text:p text:style-name="P1"><text:span text:style-name="T1">that thy seed [shall be] great, and thine offspring as the</text:span></text:p>
      <text:p text:style-name="P1"><text:span text:style-name="T1">grass of the earth. {5:26} Thou shalt come to [thy] grave in</text:span></text:p>
      <text:p text:style-name="P1"><text:span text:style-name="T1">a full age, like as a shock of corn cometh in in his season.</text:span></text:p>
      <text:p text:style-name="P1"><text:span text:style-name="T1">{5:27} Lo this, we have searched it, so it [is;] hear it, and</text:span></text:p>
      <text:p text:style-name="P1"><text:span text:style-name="T1">know thou [it] for thy good.</text:span></text:p>
      <text:p text:style-name="P1"><text:span text:style-name="T1"/></text:p>
      <text:p text:style-name="P1"><text:span text:style-name="T1"/></text:p>
      <text:p text:style-name="P1"><text:span text:style-name="T1"><text:s/>{7:1} [Is there] not an appointed time to man upon earth?</text:span></text:p>
      <text:p text:style-name="P1"><text:span text:style-name="T1">[are not] his days also like the days of an hireling?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-Roman1" svg:font-family="Times-Roman" style:font-family-generic="roman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9-04T05:08:30</meta:creation-date>
    <dc:date>2013-09-04T18:49:40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40" meta:word-count="399" meta:character-count="2131" meta:non-whitespace-character-count="1767"/>
    <meta:generator>LibreOffice/3.6$Linux_X86_64 LibreOffice_project/360m1$Build-304</meta:generator>
  </office:meta>
</office:document-meta>
</file>